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16584c" officeooo:paragraph-rsid="0016584c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-Sympa-To: bioinfo@impg.prd.fr</text:p>
      <text:p text:style-name="P1"/>
      <text:p text:style-name="P1">Return-Path: &lt;sophie.schbath@jouy.inra.fr&gt;</text:p>
      <text:p text:style-name="P1"/>
      <text:p text:style-name="P1">X-Original-To: bioinfo@sfbi.fr</text:p>
      <text:p text:style-name="P1"/>
      <text:p text:style-name="P1">Delivered-To: bioinfo@localhost</text:p>
      <text:p text:style-name="P1"/>
      <text:p text:style-name="P1">Received: from a1.relay.syrhano.net (a1.relay.syrhano.net [193.52.218.20])</text:p>
      <text:p text:style-name="P1"/>
      <text:p text:style-name="P1"><text:tab/>by asso.crihan.fr (Postfix) with ESMTP id 3648F26801D</text:p>
      <text:p text:style-name="P1"/>
      <text:p text:style-name="P1"><text:tab/>for &lt;bioinfo@sfbi.fr&gt;; Sun, 30 Mar 2014 11:41:10 +0200 (CEST)</text:p>
      <text:p text:style-name="P1"/>
      <text:p text:style-name="P1">X-IronPort-Anti-Spam-Filtered: true</text:p>
      <text:p text:style-name="P1"/>
      <text:p text:style-name="P1">X-IronPort-Anti-Spam-Result: AngBALblN1OKZqI0nGdsb2JhbABZg0HFDg4BAQEBAQgLCQkUKIJeAQURbDQCWQYCAQGHdQQJn1SxZY4dEQFthCIEmE6VZ4Fw</text:p>
      <text:p text:style-name="P1"/>
      <text:p text:style-name="P1">X-IronPort-AV: E=Sophos;i="4.97,759,1389740400"; </text:p>
      <text:p text:style-name="P1"/>
      <text:p text:style-name="P1"><text:s text:c="3"/>d="scan'208";a="64349317"</text:p>
      <text:p text:style-name="P1"/>
      <text:p text:style-name="P1">Received: from mx.jouy.inra.fr (HELO beta.jouy.inra.fr) ([138.102.162.52])</text:p>
      <text:p text:style-name="P1"/>
      <text:p text:style-name="P1"><text:s text:c="2"/>by a-mx1.relay.syrhano.net with ESMTP; 30 Mar 2014 11:41:10 +0200</text:p>
      <text:p text:style-name="P1"/>
      <text:p text:style-name="P1">Received: from MacBook-Air-de-sophie-2.local (bur91-3-82-239-212-158.fbx.proxad.net [82.239.212.158])</text:p>
      <text:p text:style-name="P1"/>
      <text:p text:style-name="P1"><text:tab/>(authenticated bits=0)</text:p>
      <text:p text:style-name="P1"/>
      <text:p text:style-name="P1"><text:tab/>by beta.jouy.inra.fr (/8.14.4) with ESMTP id s2U9f6ch015143</text:p>
      <text:p text:style-name="P1"/>
      <text:p text:style-name="P1"><text:tab/>(version=TLSv1/SSLv3 cipher=DHE-RSA-AES128-SHA bits=128 verify=NOT)</text:p>
      <text:p text:style-name="P1"/>
      <text:p text:style-name="P1"><text:tab/>for &lt;bioinfo@sfbi.fr&gt;; Sun, 30 Mar 2014 11:41:06 +0200 (CEST)</text:p>
      <text:p text:style-name="P1"/>
      <text:p text:style-name="P1">Message-ID: &lt;5337E6B6.70804@jouy.inra.fr&gt;</text:p>
      <text:p text:style-name="P1"/>
      <text:p text:style-name="P1">Date: Sun, 30 Mar 2014 11:41:10 +0200</text:p>
      <text:p text:style-name="P1"/>
      <text:p text:style-name="P1">From: Sophie Schbath &lt;sophie.schbath@jouy.inra.fr&gt;</text:p>
      <text:p text:style-name="P1"/>
      <text:p text:style-name="P1">User-Agent: Mozilla/5.0 (Macintosh; Intel Mac OS X 10.7; rv:24.0) Gecko/20100101 Thunderbird/24.4.0</text:p>
      <text:p text:style-name="P1"/>
      <text:p text:style-name="P1">MIME-Version: 1.0</text:p>
      <text:p text:style-name="P1"/>
      <text:p text:style-name="P1">To: bioinfo@sfbi.fr</text:p>
      <text:p text:style-name="P1"/>
      <text:p text:style-name="P1">Content-Type: text/plain; charset=ISO-8859-1; format=flowed</text:p>
      <text:p text:style-name="P1"/>
      <text:p text:style-name="P1">Content-Transfer-Encoding: 8bit</text:p>
      <text:p text:style-name="P1"/>
      <text:p text:style-name="P1">X-Miltered: at beta with ID 5337E6B2.000 by Joe's j-chkmail (http : // j-chkmail dot ensmp dot fr)!</text:p>
      <text:p text:style-name="P1"/>
      <text:p text:style-name="P1"><text:soft-page-break/>X-j-chkmail-Enveloppe: 5337E6B2.000/82.239.212.158/bur91-3-82-239-212-158.fbx.proxad.net/MacBook-Air-de-sophie-2.local/&lt;sophie.schbath@jouy.inra.fr&gt;</text:p>
      <text:p text:style-name="P1"/>
      <text:p text:style-name="P1">X-j-chkmail-Score: MSGID : 5337E6B2.000 on beta.jouy.inra.fr : j-chkmail score : . : R=. U=. O=# B=0.050 -&gt; S=0.050</text:p>
      <text:p text:style-name="P1"/>
      <text:p text:style-name="P1">X-j-chkmail-Status: Ham</text:p>
      <text:p text:style-name="P1"/>
      <text:p text:style-name="P1">X-Virus-Scanned: clamav-milter 0.97 at beta</text:p>
      <text:p text:style-name="P1"/>
      <text:p text:style-name="P1">X-Virus-Status: Clean</text:p>
      <text:p text:style-name="P1"/>
      <text:p text:style-name="P1">X-Validation-by: laurent.mouchard@univ-rouen.fr</text:p>
      <text:p text:style-name="P1"/>
      <text:p text:style-name="P1">Subject: [bioinfo] [Emploi][CDD Ingénieur] <text:span text:style-name="T1">Ingénieur</text:span> en <text:span text:style-name="T1">Bioinformatique</text:span>/<text:span text:style-name="T1">Bioanalyse</text:span></text:p>
      <text:p text:style-name="P1"/>
      <text:p text:style-name="P1"/>
      <text:p text:style-name="P1"/>
      <text:p text:style-name="P1">Une nouvelle offre d'emploi vient d'être postée sur le site www.sfbi.fr</text:p>
      <text:p text:style-name="P1"/>
      <text:p text:style-name="P1"/>
      <text:p text:style-name="P1"/>
      <text:p text:style-name="P1">Intitulé du poste : Ingénieur en Bioinformatique/Bioanalyse</text:p>
      <text:p text:style-name="P1"/>
      <text:p text:style-name="P1">Type de poste : CDD Ingénieur</text:p>
      <text:p text:style-name="P1"/>
      <text:p text:style-name="P1">Durée du poste : 12 mois</text:p>
      <text:p text:style-name="P1"/>
      <text:p text:style-name="P1">Ville : Versailles</text:p>
      <text:p text:style-name="P1"/>
      <text:p text:style-name="P1">Nom du contact : Joelle Amselem</text:p>
      <text:p text:style-name="P1"/>
      <text:p text:style-name="P1">Email du contact : joelle.amselem@versailles.inra.fr</text:p>
      <text:p text:style-name="P1"/>
      <text:p text:style-name="P1">Laboratoire : URGI - Unité de Recherche en <text:span text:style-name="T1">Génomique</text:span>-Info</text:p>
      <text:p text:style-name="P1"/>
      <text:p text:style-name="P1"/>
      <text:p text:style-name="P1"/>
      <text:p text:style-name="P1">Voir la description complète du poste sur </text:p>
      <text:p text:style-name="P1"/>
      <text:p text:style-name="P1">http://www.sfbi.fr/content/ingénieur-en-bioinformatiquebioanalyse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5T16:28:36.391645524</dc:date>
    <meta:editing-duration>PT4M23S</meta:editing-duration>
    <meta:editing-cycles>2</meta:editing-cycles>
    <meta:generator>LibreOffice/4.4.5.2$Linux_X86_64 LibreOffice_project/40m0$Build-2</meta:generator>
    <meta:document-statistic meta:table-count="0" meta:image-count="0" meta:object-count="0" meta:page-count="2" meta:paragraph-count="44" meta:word-count="228" meta:character-count="2395" meta:non-whitespace-character-count="2198"/>
  </office:meta>
</office:document-meta>
</file>